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0.961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outline1">
      <style:graphic-properties fo:min-height="12.7cm"/>
    </style:style>
    <style:style style:name="pr6" style:family="presentation" style:parent-style-name="Glossy-title">
      <style:graphic-properties draw:fill-color="#ffffff" draw:auto-grow-height="true" fo:min-height="3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>
      <style:graphic-properties draw:fill="solid" draw:fill-color="#000000" draw:fill-gradient-name="Gradient_20_1" fo:min-height="2.78cm"/>
    </style:style>
    <style:style style:name="pr9" style:family="presentation" style:parent-style-name="Glossy-outline1">
      <style:graphic-properties draw:fill="solid" draw:fill-color="#000000" fo:min-height="8.255cm"/>
    </style:style>
    <style:style style:name="pr10" style:family="presentation" style:parent-style-name="Glossy-notes">
      <style:graphic-properties draw:fill-color="#ffffff" draw:auto-grow-height="true" fo:min-height="13.365cm"/>
    </style:style>
    <style:style style:name="pr11" style:family="presentation" style:parent-style-name="Glossy-outline1">
      <style:graphic-properties draw:fill="solid" draw:fill-color="#000000" draw:fill-gradient-name="Gradient_20_1" fo:min-height="5.68cm"/>
    </style:style>
    <style:style style:name="pr12" style:family="presentation" style:parent-style-name="Glossy-outline1">
      <style:graphic-properties draw:fill="solid" draw:fill-color="#000000" fo:min-height="6.985cm"/>
    </style:style>
    <style:style style:name="pr13" style:family="presentation" style:parent-style-name="Glossy-outline1">
      <style:graphic-properties fo:min-height="2.706cm"/>
    </style:style>
    <style:style style:name="pr14" style:family="presentation" style:parent-style-name="Glossy-outline1">
      <style:graphic-properties fo:min-height="11.596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color="#ffff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ffffff" fo:font-family="FreeMono" style:font-family-generic="modern" style:font-pitch="fixed" fo:font-size="20pt" fo:text-shadow="none" fo:font-weight="bold" style:font-size-asian="20pt" style:font-weight-asian="bold" style:font-size-complex="20pt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color="#ffffff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top="0cm" fo:margin-bottom="0cm"/>
      <style:text-properties fo:color="#ffffff" fo:font-family="'Courier New'" style:font-family-generic="modern" style:font-pitch="fixed" fo:font-size="18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FreeMono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b515" fo:font-family="FreeMono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fo:font-family="FreeMono" style:font-family-generic="modern" style:font-pitch="fixed" fo:font-size="20pt" fo:text-shadow="none" fo:font-weight="bold" style:font-size-asian="20pt" style:font-weight-asian="bold" style:font-size-complex="20pt" style:font-weight-complex="bold"/>
    </style:style>
    <style:style style:name="T9" style:family="text">
      <style:text-properties fo:color="#ffffff" fo:font-family="FreeMono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10" style:family="text">
      <style:text-properties fo:color="#ffb515" fo:font-family="FreeMono" style:font-family-generic="modern" style:font-pitch="fixe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ffb515" fo:font-family="FreeMono" style:font-family-generic="modern" style:font-pitch="fixed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18pt"/>
    </style:style>
    <style:style style:name="T13" style:family="text">
      <style:text-properties fo:color="#ffffff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ffb515"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ffb515" fo:font-family="'Courier New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color="#ff6309" fo:font-family="'Courier New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ffffff" fo:font-family="'Courier New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ffffff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list text:style-name="L1">
              <text:list-item>
                <text:p>Zend Framework + Doctrine PHP</text:p>
              </text:list-item>
            </text:list>
          </draw:text-box>
        </draw:frame>
        <draw:frame presentation:style-name="pr2" draw:text-style-name="P1" draw:layer="layout" svg:width="12.296cm" svg:height="11.268cm" svg:x="5.08cm" svg:y="6.985cm" presentation:class="outline" presentation:user-transformed="true">
          <draw:text-box>
            <text:list text:style-name="L2">
              <text:list-item>
                <text:p><text:span text:style-name="T1">Zend Framework</text:span></text:p>
              </text:list-item>
              <text:list-item>
                <text:p><text:span text:style-name="T1">Doctrine PHP</text:span></text:p>
              </text:list-item>
              <text:list-item>
                <text:p><text:span text:style-name="T1">PHP</text:span></text:p>
              </text:list-item>
              <text:list-item>
                <text:p><text:span text:style-name="T1">MVC</text:span></text:p>
              </text:list-item>
              <text:list-item>
                <text:p><text:span text:style-name="T1">ORM</text:span></text:p>
              </text:list-item>
              <text:list-item>
                <text:p><text:span text:style-name="T1">Jquery</text:span></text:p>
              </text:list-item>
              <text:list-item>
                <text:p><text:span text:style-name="T1">Git</text:span></text:p>
              </text:list-item>
            </text:list>
          </draw:text-box>
        </draw:frame>
        <draw:frame draw:style-name="gr1" draw:layer="layout" svg:width="5.044cm" svg:height="1.27cm" svg:x="3.81cm" svg:y="4.445cm">
          <draw:text-box>
            <text:p>Aplicações Web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list text:style-name="L1">
              <text:list-item>
                <text:p>Minha curta jornada na web</text:p>
              </text:list-item>
            </text:list>
          </draw:text-box>
        </draw:frame>
        <draw:frame presentation:style-name="pr4" draw:text-style-name="P1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Campo Bom</text:span></text:p>
                <text:list>
                  <text:list-item>
                    <text:p><text:span text:style-name="T2">Infra</text:span></text:p>
                  </text:list-item>
                </text:list>
              </text:list-item>
              <text:list-item>
                <text:p><text:span text:style-name="T1">China</text:span></text:p>
                <text:list>
                  <text:list-item>
                    <text:p><text:span text:style-name="T3">Sistema de controle financeiro</text:span></text:p>
                  </text:list-item>
                  <text:list-item>
                    <text:p><text:span text:style-name="T3">Spaghetti code: Funciona, mas a manutenção...</text:span></text:p>
                  </text:list-item>
                </text:list>
              </text:list-item>
              <text:list-item>
                <text:p><text:span text:style-name="T1">Campo Bom</text:span></text:p>
                <text:list>
                  <text:list-item>
                    <text:p><text:span text:style-name="T3">Também queremos web</text:span></text:p>
                  </text:list-item>
                  <text:list-item>
                    <text:p><text:span text:style-name="T3">Quero entender meu código </text:span></text:p>
                  </text:list-item>
                  <text:list-item>
                    <text:p><text:span text:style-name="T3">Necessidade: Alguém me ensina a escrever melhor pelamordede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orque o Zend?</text:p>
          </draw:text-box>
        </draw:frame>
        <draw:frame presentation:style-name="pr4" draw:text-style-name="P1" draw:layer="layout" svg:width="25.27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The PHP Company</text:span></text:p>
              </text:list-item>
              <text:list-item>
                <text:p><text:span text:style-name="T1">MVC</text:span></text:p>
              </text:list-item>
              <text:list-item>
                <text:p><text:span text:style-name="T1">OOP</text:span></text:p>
              </text:list-item>
              <text:list-item>
                <text:p><text:span text:style-name="T1">Componentes</text:span></text:p>
              </text:list-item>
              <text:list-item>
                <text:p><text:span text:style-name="T1">Facilmente/Extremamente Configurável</text:span></text:p>
              </text:list-item>
              <text:list-item>
                <text:p><text:span text:style-name="T1">Testado</text:span></text:p>
              </text:list-item>
              <text:list-item>
                <text:p><text:span text:style-name="T1">Ótima documenta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list text:style-name="L1">
              <text:list-item>
                <text:p>Porque Doctrine?</text:p>
              </text:list-item>
            </text:list>
          </draw:text-box>
        </draw:frame>
        <draw:frame presentation:style-name="pr5" draw:text-style-name="P1" draw:layer="layout" svg:width="24.635cm" svg:height="12.7cm" svg:x="1.4cm" svg:y="5.08cm" presentation:class="outline" presentation:user-transformed="true">
          <draw:text-box>
            <text:list text:style-name="L2">
              <text:list-item>
                <text:p><text:span text:style-name="T1">Abstração de banco de dados</text:span></text:p>
              </text:list-item>
              <text:list-item>
                <text:p><text:span text:style-name="T1">Relacionamentos pensados apenas uma vez</text:span></text:p>
              </text:list-item>
              <text:list-item>
                <text:p><text:span text:style-name="T1">DQL</text:span></text:p>
              </text:list-item>
              <text:list-item>
                <text:p><text:span text:style-name="T1">Accessors e Mutators</text:span></text:p>
              </text:list-item>
              <text:list-item>
                <text:p><text:span text:style-name="T1">Record Listeners</text:span></text:p>
              </text:list-item>
              <text:list-item>
                <text:p><text:span text:style-name="T1">Migrations</text:span></text:p>
              </text:list-item>
              <text:list-item>
                <text:p><text:span text:style-name="T1">Resumindo, OR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3">
        <office:forms form:automatic-focus="false" form:apply-design-mode="false"/>
        <draw:frame presentation:style-name="pr6" draw:text-style-name="P2" draw:layer="layout" svg:width="25.199cm" svg:height="3.507cm" svg:x="1.301cm" svg:y="0.001cm" presentation:class="title">
          <draw:text-box>
            <text:list text:style-name="L1">
              <text:list-item>
                <text:p><text:span text:style-name="T4">Buscando o nome do pais do cliente $x</text:span></text:p>
              </text:list-item>
            </text:list>
          </draw:text-box>
        </draw:frame>
        <draw:frame presentation:style-name="pr7" draw:text-style-name="P3" draw:layer="layout" svg:width="12.296cm" svg:height="13.86cm" svg:x="1.4cm" svg:y="4.914cm" presentation:class="outline">
          <draw:text-box>
            <text:list text:style-name="L2">
              <text:list-header>
                <text:p text:style-name="P3"/>
              </text:list-header>
            </text:list>
            <text:p text:style-name="P2"/>
          </draw:text-box>
        </draw:frame>
        <draw:frame presentation:style-name="pr8" draw:text-style-name="P4" draw:layer="layout" svg:width="25.337cm" svg:height="2.78cm" svg:x="1.503cm" svg:y="16.27cm" presentation:class="outline" presentation:user-transformed="true">
          <draw:text-box>
            <text:p><text:span text:style-name="T5">$cliente </text:span><text:span text:style-name="T6">=</text:span><text:span text:style-name="T5"> </text:span><text:span text:style-name="T6">Doctrine_Core::getTable(</text:span><text:span text:style-name="T7">'Cliente'</text:span><text:span text:style-name="T6">)-&gt;find(</text:span><text:span text:style-name="T5">$x</text:span><text:span text:style-name="T6">);</text:span></text:p>
            <text:p><text:span text:style-name="T5">$nome = $cliente</text:span><text:span text:style-name="T6">-&gt;Cidade-&gt;Estado-&gt;Pais-&gt;nome</text:span><text:span text:style-name="T5">; </text:span></text:p>
          </draw:text-box>
        </draw:frame>
        <draw:frame presentation:style-name="pr9" draw:text-style-name="P5" draw:layer="layout" svg:width="25.337cm" svg:height="8.255cm" svg:x="1.333cm" svg:y="5.715cm" presentation:class="outline" presentation:user-transformed="true">
          <draw:text-box>
            <text:p><text:span text:style-name="T8">$query </text:span><text:span text:style-name="T9">= </text:span><text:span text:style-name="T10">“SELECT pais.nome FROM cliente INNER JOIN cidade ON cliente.cidade_id = cidade.id INNER JOIN estado ON cidade.estado_id = estado.id INNER JOIN pais ON estado.pais_id = pais.id WHERE cliente.id =” . (int) </text:span><text:span text:style-name="T11">$x;</text:span></text:p>
            <text:p><text:span text:style-name="T8">$result</text:span><text:span text:style-name="T9"> = mysql_query(</text:span><text:span text:style-name="T8">$query</text:span><text:span text:style-name="T9">);</text:span></text:p>
            <text:p><text:span text:style-name="T8">$cliente</text:span><text:span text:style-name="T9"> = mysql_fetch_assoc(</text:span><text:span text:style-name="T8">$result</text:span><text:span text:style-name="T9">);</text:span></text:p>
            <text:p><text:span text:style-name="T8">$nome = $cliente[</text:span><text:span text:style-name="T9">'nome'</text:span><text:span text:style-name="T8">];</text:span></text:p>
          </draw:text-box>
        </draw:frame>
        <draw:frame draw:style-name="gr3" draw:text-style-name="P6" draw:layer="layout" svg:width="1.772cm" svg:height="0.962cm" svg:x="1.905cm" svg:y="4.445cm">
          <draw:text-box>
            <text:p><text:span text:style-name="T12">SQL</text:span></text:p>
          </draw:text-box>
        </draw:frame>
        <draw:frame draw:style-name="gr3" draw:text-style-name="P6" draw:layer="layout" svg:width="2.86cm" svg:height="0.962cm" svg:x="1.905cm" svg:y="14.913cm">
          <draw:text-box>
            <text:p><text:span text:style-name="T12">Doctri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3">
        <office:forms form:automatic-focus="false" form:apply-design-mode="false"/>
        <draw:frame presentation:style-name="pr6" draw:text-style-name="P8" draw:layer="layout" svg:width="25.199cm" svg:height="3.507cm" svg:x="1.301cm" svg:y="0.001cm" presentation:class="title">
          <draw:text-box>
            <text:list text:style-name="L1">
              <text:list-item>
                <text:p><text:span text:style-name="T4">Buscando todos os clientes do país $x</text:span></text:p>
              </text:list-item>
            </text:list>
          </draw:text-box>
        </draw:frame>
        <draw:frame presentation:style-name="pr7" draw:text-style-name="P3" draw:layer="layout" svg:width="12.296cm" svg:height="13.86cm" svg:x="1.4cm" svg:y="4.914cm" presentation:class="outline">
          <draw:text-box>
            <text:list text:style-name="L2">
              <text:list-header>
                <text:p text:style-name="P3"/>
              </text:list-header>
            </text:list>
            <text:p text:style-name="P2"/>
          </draw:text-box>
        </draw:frame>
        <draw:frame presentation:style-name="pr11" draw:text-style-name="P10" draw:layer="layout" svg:width="25.337cm" svg:height="6.351cm" svg:x="1.333cm" svg:y="13.635cm" presentation:class="outline" presentation:user-transformed="true">
          <draw:text-box>
            <text:p text:style-name="P9"><text:span text:style-name="T13">$dql </text:span><text:span text:style-name="T14">= Doctrine_Query::create()</text:span></text:p>
            <text:p text:style-name="P9"><text:span text:style-name="T14"><text:s text:c="11"/></text:span><text:span text:style-name="T14">-&gt;from(</text:span><text:span text:style-name="T15">'Cliente cl'</text:span><text:span text:style-name="T14">)</text:span></text:p>
            <text:p text:style-name="P9"><text:span text:style-name="T14"><text:s text:c="11"/></text:span><text:span text:style-name="T14">-&gt;innerJoin(</text:span><text:span text:style-name="T15">'cl.Cidade c'</text:span><text:span text:style-name="T14">)</text:span></text:p>
            <text:p text:style-name="P9"><text:span text:style-name="T14"><text:s text:c="11"/></text:span><text:span text:style-name="T14">-&gt;innerJoin(</text:span><text:span text:style-name="T15">'c.Estado e'</text:span><text:span text:style-name="T14">)</text:span></text:p>
            <text:p text:style-name="P9"><text:span text:style-name="T14"><text:s text:c="11"/></text:span><text:span text:style-name="T14">-&gt;innerJoin(</text:span><text:span text:style-name="T15">'e.Pais'</text:span><text:span text:style-name="T14">)</text:span></text:p>
            <text:p text:style-name="P9"><text:span text:style-name="T14"><text:s text:c="11"/></text:span><text:span text:style-name="T14">-&gt;where(</text:span><text:span text:style-name="T15">'p.id = ?'</text:span><text:span text:style-name="T13">, $x</text:span><text:span text:style-name="T14">);</text:span></text:p>
            <text:p text:style-name="P9"><text:span text:style-name="T14"/></text:p>
            <text:p text:style-name="P9"><text:span text:style-name="T14">foreach(</text:span><text:span text:style-name="T13">$dql</text:span><text:span text:style-name="T14">-&gt;execute() as </text:span><text:span text:style-name="T13">$cliente</text:span><text:span text:style-name="T14">){</text:span></text:p>
            <text:p text:style-name="P9"><text:span text:style-name="T14"><text:s text:c="4"/></text:span><text:span text:style-name="T14">echo </text:span><text:span text:style-name="T13">$cliente</text:span><text:span text:style-name="T14">-&gt;nome;</text:span></text:p>
            <text:p text:style-name="P9"><text:span text:style-name="T14">}</text:span></text:p>
          </draw:text-box>
        </draw:frame>
        <draw:frame presentation:style-name="pr12" draw:text-style-name="P11" draw:layer="layout" svg:width="25.337cm" svg:height="6.985cm" svg:x="1.333cm" svg:y="4.915cm" presentation:class="outline" presentation:user-transformed="true">
          <draw:text-box>
            <text:p text:style-name="P9"><text:span text:style-name="T16">$query</text:span><text:span text:style-name="T17"> = </text:span><text:span text:style-name="T18">“SELECT cliente.* FROM cliente INNER JOIN cidade ON cliente.cidade_id = cidade.id INNER JOIN estado ON cidade.estado_id = estado.id INNER JOIN pais ON estado.pais_id = pais.id WHERE pais.id = ”</text:span><text:span text:style-name="T19"> </text:span><text:span text:style-name="T20">.</text:span><text:span text:style-name="T19"> </text:span><text:span text:style-name="T20">(int) </text:span><text:span text:style-name="T21">$x</text:span><text:span text:style-name="T17">;</text:span></text:p>
            <text:p text:style-name="P9"><text:span text:style-name="T17"/></text:p>
            <text:p text:style-name="P9"><text:span text:style-name="T16">$result</text:span><text:span text:style-name="T17"> = mysql_query(</text:span><text:span text:style-name="T16">$query</text:span><text:span text:style-name="T17">);</text:span></text:p>
            <text:p text:style-name="P9"><text:span text:style-name="T17">while(</text:span><text:span text:style-name="T16">$row</text:span><text:span text:style-name="T17">=mysql_fetch_assoc(</text:span><text:span text:style-name="T16">$result</text:span><text:span text:style-name="T17">) {</text:span></text:p>
            <text:p text:style-name="P9"><text:span text:style-name="T17"><text:s text:c="5"/></text:span><text:span text:style-name="T17">echo </text:span><text:span text:style-name="T16">$row</text:span><text:span text:style-name="T17">['nome'];</text:span></text:p>
            <text:p text:style-name="P9"><text:span text:style-name="T17">}</text:span></text:p>
          </draw:text-box>
        </draw:frame>
        <draw:frame draw:style-name="gr3" draw:text-style-name="P6" draw:layer="layout" svg:width="1.772cm" svg:height="0.962cm" svg:x="1.905cm" svg:y="3.645cm">
          <draw:text-box>
            <text:p><text:span text:style-name="T12">SQL</text:span></text:p>
          </draw:text-box>
        </draw:frame>
        <draw:frame draw:style-name="gr1" draw:text-style-name="P6" draw:layer="layout" svg:width="2.86cm" svg:height="1.27cm" svg:x="1.905cm" svg:y="12.535cm">
          <draw:text-box>
            <text:p><text:span text:style-name="T12">Doctri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xemplo simples de aplicação</text:p>
          </draw:text-box>
        </draw:frame>
        <draw:frame presentation:style-name="pr13" draw:layer="layout" svg:width="20.858cm" svg:height="2.706cm" svg:x="2.095cm" svg:y="4.318cm" presentation:class="outline" presentation:user-transformed="true">
          <draw:text-box>
            <text:list text:style-name="L2">
              <text:list-item>
                <text:p><text:span text:style-name="T3">Agora é a hora em que o arigó passa vergonha... </text:span></text:p>
              </text:list-item>
            </text:list>
          </draw:text-box>
        </draw:frame>
        <draw:frame presentation:style-name="pr14" draw:layer="layout" svg:width="20.858cm" svg:height="11.596cm" svg:x="2.192cm" svg:y="6.184cm" presentation:class="outline" presentation:user-transformed="true">
          <draw:text-box>
            <text:list text:style-name="L2">
              <text:list-item>
                <text:p>O index</text:p>
              </text:list-item>
              <text:list-item>
                <text:p>Nosso primeiro Controller</text:p>
              </text:list-item>
              <text:list-item>
                <text:p>Um exemplo CRUD<text:tab/></text:p>
                <text:list>
                  <text:list-item>
                    <text:p><text:span text:style-name="T3">Pesquisando/listando usuários</text:span></text:p>
                  </text:list-item>
                  <text:list-item>
                    <text:p><text:span text:style-name="T3">Inserindo</text:span></text:p>
                  </text:list-item>
                  <text:list-item>
                    <text:p><text:span text:style-name="T3">Editando</text:span></text:p>
                  </text:list-item>
                  <text:list-item>
                    <text:p><text:span text:style-name="T3">Ajax</text:span></text:p>
                  </text:list-item>
                </text:list>
              </text:list-item>
              <text:list-item>
                <text:p>E cadê o ”D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Vale a pena</text:p>
          </draw:text-box>
        </draw:frame>
        <draw:frame presentation:style-name="pr4" draw:text-style-name="P1" draw:layer="layout" svg:width="24.635cm" svg:height="15.373cm" svg:x="1.4cm" svg:y="4.914cm" presentation:class="outline" presentation:user-transformed="true">
          <draw:text-box>
            <text:list text:style-name="L2">
              <text:list-item>
                <text:p><text:span text:style-name="T22">OOP</text:span></text:p>
              </text:list-item>
              <text:list-item>
                <text:p><text:span text:style-name="T22">Padrões de Design (design patterns)</text:span></text:p>
              </text:list-item>
              <text:list-item>
                <text:p><text:span text:style-name="T22">Melhor código</text:span></text:p>
              </text:list-item>
              <text:list-item>
                <text:p><text:span text:style-name="T22">Melhor manutenção</text:span></text:p>
              </text:list-item>
              <text:list-item>
                <text:p><text:span text:style-name="T22">Desenvolvedor amadurece muito mais rápido, pois beneficia-se da experiência da comunidade OpenSource</text:span></text:p>
                <text:list>
                  <text:list-item>
                    <text:p><text:span text:style-name="T3">Alguém ja teve o mesmo problema</text:span></text:p>
                  </text:list-item>
                  <text:list-item>
                    <text:p><text:span text:style-name="T3">Alguém <text:s/>ja pensou em uma solução</text:span></text:p>
                  </text:list-item>
                  <text:list-item>
                    <text:p><text:span text:style-name="T3">Alguém compartilhou a solução</text:span></text:p>
                  </text:list-item>
                  <text:list-item>
                    <text:p><text:span text:style-name="T3">Alguém testou a solução</text:span></text:p>
                  </text:list-item>
                  <text:list-item>
                    <text:p><text:span text:style-name="T3">Alguém melhorou a solução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E então...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Pergunta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24T00:10:55</meta:creation-date>
    <dc:language>fi-FI</dc:language>
    <meta:editing-cycles>72</meta:editing-cycles>
    <meta:editing-duration>PT02H07M12S</meta:editing-duration>
    <meta:initial-creator>marcelo </meta:initial-creator>
    <dc:date>2010-04-24T12:21:25</dc:date>
    <dc:creator>marcelo </dc:creator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lossy.otp"/>
  </office:meta>
</office:document-meta>
</file>